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Consolas" style:font-name-asian="Times New Roman" style:font-name-complex="Times New Roman" fo:color="#D4D4D4" fo:font-size="10.5pt" style:font-size-asian="10.5pt" style:font-size-complex="10.5pt" fo:language="en" fo:country="IN" style:language-asian="en" style:country-asian="IN" style:language-complex="ar" style:country-complex="SA"/>
    </style:style>
  </office:automatic-styles>
  <office:body>
    <office:text text:use-soft-page-breaks="true">
      <text:p text:style-name="P1"/>
      <text:p text:style-name="Normal">def add_no (x,y):</text:p>
      <text:p text:style-name="Normal"><text:tab/>print(x+y)</text:p>
      <text:p text:style-name="Normal">x=int(input("Enter number 1"))</text:p>
      <text:p text:style-name="Normal">y=int(input("Enter number 2"))<text:tab/></text:p>
      <text:p text:style-name="Normal">add_no(x,y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0pt" fo:background-color="transparent" style:text-underline-type="none" style:text-underline-color="font-color" style:text-emphasize="none" fo:language="en" fo:country="IN" style:language-asian="en" style:country-asian="US" style:language-complex="hi" style:country-complex="IN" style:text-combine="none" fo:hyphenate="true"/>
    </style:default-style>
    <style:style style:name="Normal" style:display-name="Normal" style:family="paragraph">
      <style:text-properties fo:language="en" fo:country="GB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language="en" fo:country="GB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language="en" fo:country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576in" fo:margin-left="0.5in" fo:margin-bottom="0.039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423in"/>
      </style:header-style>
      <style:footer-style>
        <style:header-footer-properties style:dynamic-spacing="true" fo:min-height="0.4604in"/>
      </style:footer-style>
    </style:page-layout>
    <style:style style:name="P2" style:parent-style-name="Header" style:family="paragraph">
      <style:text-properties fo:language="en" fo:country="IN"/>
    </style:style>
    <style:style style:name="P3" style:parent-style-name="Header" style:family="paragraph">
      <style:paragraph-properties>
        <style:tab-stops>
          <style:tab-stop style:type="center" style:position="3.634in"/>
          <style:tab-stop style:type="right" style:position="7.268in"/>
        </style:tab-stops>
      </style:paragraph-properties>
    </style:style>
    <style:style style:name="T4" style:parent-style-name="DefaultParagraphFont" style:family="text">
      <style:text-properties fo:language="en" fo:country="IN"/>
    </style:style>
    <style:style style:name="T5" style:parent-style-name="DefaultParagraphFont" style:family="text">
      <style:text-properties fo:language="en" fo:country="IN"/>
    </style:style>
    <style:style style:name="T6" style:parent-style-name="DefaultParagraphFont" style:family="text">
      <style:text-properties fo:language="en" fo:country="IN"/>
    </style:style>
    <style:style style:name="T7" style:parent-style-name="DefaultParagraphFont" style:family="text">
      <style:text-properties fo:language="en" fo:country="IN"/>
    </style:style>
    <style:style style:name="T8" style:parent-style-name="DefaultParagraphFont" style:family="text">
      <style:text-properties fo:language="en" fo:country="IN"/>
    </style:style>
    <style:style style:name="T9" style:parent-style-name="DefaultParagraphFont" style:family="text">
      <style:text-properties fo:language="en" fo:country="IN"/>
    </style:style>
    <style:style style:name="P10" style:parent-style-name="Header" style:family="paragraph">
      <style:text-properties fo:language="en" fo:country="IN"/>
    </style:style>
    <style:style style:name="P11" style:parent-style-name="Header" style:family="paragraph">
      <style:text-properties fo:language="en" fo:country="IN"/>
    </style:style>
  </office:automatic-styles>
  <office:master-styles>
    <style:master-page style:name="MP0" style:page-layout-name="PL0">
      <style:header>
        <text:p text:style-name="P2"/>
        <text:p text:style-name="P3"><text:span text:style-name="T4">Gokul Krishna R</text:span><text:span text:style-name="T5"><text:tab/></text:span><text:span text:style-name="T6">Program<text:s/></text:span><text:span text:style-name="T7">2e</text:span><text:span text:style-name="T8"><text:tab/></text:span><text:span text:style-name="T9">12/10/2022</text:span></text:p>
        <text:p text:style-name="P10">20220040</text:p>
        <text:p text:style-name="P11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hul Krishna.R</meta:initial-creator>
    <dc:creator>Rahul Krishna.R</dc:creator>
    <meta:creation-date>2022-11-16T01:59:00Z</meta:creation-date>
    <dc:date>2022-11-16T01:59:00Z</dc:date>
    <meta:template xlink:href="Normal" xlink:type="simple"/>
    <meta:editing-cycles>2</meta:editing-cycles>
    <meta:editing-duration>PT180S</meta:editing-duration>
    <meta:document-statistic meta:page-count="1" meta:paragraph-count="1" meta:word-count="15" meta:character-count="105" meta:row-count="1" meta:non-whitespace-character-count="91"/>
  </office:meta>
</office:document-meta>
</file>